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’ll be moving to Baltimore in late June or early July. My wife is attending graduate school at University of Maryland- Baltimore County. Our move date is flexible, but we’re hoping to move to Baltimore as soon as possible after I graduate in May.</text:p>
      <text:p text:style-name="Normal">To address why my Computer Science bachelor’s degree only required two years, I also have a bachelors from the University of Minnesota in Philosophy. Because the Liberal Arts requirements for both degrees overlapped heavily, receiving<text:s/>my second bachelor’s in Computer Science<text:s/>only<text:s/>required<text:s/>completion of the<text:s/>courses that were part of the Computer Science major track.</text:p>
      <text:p text:style-name="Normal">Because of the shortened schedule, I was unable to obtain any internships prior to graduating. I only had one summer<text:s/>for<text:s/>a<text:s/>traditional<text:s/>internship and because of the realities of having to pay for living expenses, I chose to work at my current position that I’m<text:s/>also<text:s/>able to continue to work at during the school year.</text:p>
      <text:p text:style-name="Normal">I’ve attempted to correct for this lack of work experience through personal projects and becoming<text:s/>Java Oracle Certified Associate<text:s/>(1Z0-808)<text:s/>certified. My personal projects include a game built through Unity, where the logic is written in C# and an information center display built using Python and TKinter.<text:s/>I’m also working towards passing the Java Oracle Certified Professional (1Z0-808) exam.</text:p>
      <text:p text:style-name="Normal">Prior to becoming interested in Computer Science, I was interested in the healthcare field. At the start of my higher education, I had hopes of going to medical school. As time progressed however, I became more disillusioned with the current practice of medicine and began to see the potential of increased integration of technology into the medical field.<text:s/>Both my time at Mary T. Inc and Virtual Radiologic Professionals showed me how integral information technology is to providing exceptional medical care.</text:p>
      <text:p text:style-name="Normal"/>
      <text:p text:style-name="Normal"/>
      <text:p text:style-name="Normal">Address lack of internships</text:p>
      <text:p text:style-name="Normal">Address only 2 years in school</text:p>
      <text:p text:style-name="Normal">Experience working in healthcare</text:p>
      <text:p text:style-name="Normal">Desire to work in healthca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Scherber</meta:initial-creator>
    <dc:creator>Jacob Scherber</dc:creator>
    <meta:creation-date>2018-03-17T01:19:00Z</meta:creation-date>
    <dc:date>2018-03-17T15:55:00Z</dc:date>
    <meta:template xlink:href="Normal.dotm" xlink:type="simple"/>
    <meta:editing-cycles>9</meta:editing-cycles>
    <meta:editing-duration>PT960S</meta:editing-duration>
    <meta:document-statistic meta:page-count="1" meta:paragraph-count="3" meta:word-count="292" meta:character-count="1959" meta:row-count="13" meta:non-whitespace-character-count="1670"/>
  </office:meta>
</office:document-meta>
</file>